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List_20_Contents">
      <style:paragraph-properties fo:margin-top="0cm" fo:margin-bottom="0.499cm" loext:contextual-spacing="false"/>
    </style:style>
    <style:style style:name="T1" style:family="text">
      <style:text-properties fo:font-weight="bold"/>
    </style:style>
    <style:style style:name="T2" style:family="text">
      <style:text-properties fo:font-weight="bold" officeooo:rsid="00031b65"/>
    </style:style>
    <style:style style:name="T3" style:family="text">
      <style:text-properties officeooo:rsid="00031b6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Started with Videos </text:p>
      <text:h text:style-name="Heading_20_2" text:outline-level="2">Goal </text:h>
      <text:list xml:id="list5065079119345622804" text:style-name="L1">
        <text:list-item>
          <text:p text:style-name="P5">Learn to read video, display video and save video. </text:p>
        </text:list-item>
        <text:list-item>
          <text:p text:style-name="P5">Learn to capture from Camera and display it. </text:p>
        </text:list-item>
        <text:list-item>
          <text:p text:style-name="P2">You will learn these functions : <text:a xlink:type="simple" xlink:href="https://docs.opencv.org/3.4/d8/dfe/classcv_1_1VideoCapture.html" text:style-name="Internet_20_link" text:visited-style-name="Visited_20_Internet_20_Link"><text:span text:style-name="T1">cv</text:span></text:a><text:a xlink:type="simple" xlink:href="https://docs.opencv.org/3.4/d8/dfe/classcv_1_1VideoCapture.html" text:style-name="Internet_20_link" text:visited-style-name="Visited_20_Internet_20_Link"><text:span text:style-name="T2">2</text:span></text:a><text:a xlink:type="simple" xlink:href="https://docs.opencv.org/3.4/d8/dfe/classcv_1_1VideoCapture.html" text:style-name="Internet_20_link" text:visited-style-name="Visited_20_Internet_20_Link"><text:span text:style-name="T1">.VideoCapture()</text:span></text:a>, <text:a xlink:type="simple" xlink:href="https://docs.opencv.org/3.4/dd/d9e/classcv_1_1VideoWriter.html" text:style-name="Internet_20_link" text:visited-style-name="Visited_20_Internet_20_Link"><text:span text:style-name="T1">cv</text:span></text:a><text:a xlink:type="simple" xlink:href="https://docs.opencv.org/3.4/dd/d9e/classcv_1_1VideoWriter.html" text:style-name="Internet_20_link" text:visited-style-name="Visited_20_Internet_20_Link"><text:span text:style-name="T2">2</text:span></text:a><text:a xlink:type="simple" xlink:href="https://docs.opencv.org/3.4/dd/d9e/classcv_1_1VideoWriter.html" text:style-name="Internet_20_link" text:visited-style-name="Visited_20_Internet_20_Link"><text:span text:style-name="T1">.VideoWriter()</text:span></text:a> </text:p>
        </text:list-item>
      </text:list>
      <text:h text:style-name="Heading_20_2" text:outline-level="2">Capture Video from Camera </text:h>
      <text:p text:style-name="Text_20_body">Often, we have to capture live stream with camera. OpenCV provides a very simple interface to this. Let's capture a video from the camera (I am using the in-built webcam of my laptop), convert it into grayscale video and display it. Just a simple task to get started.</text:p>
      <text:p text:style-name="Text_20_body">To capture a video, you need to create a <text:span text:style-name="T1">VideoCapture</text:span> object. Its argument can be either the device index or the name of a video file. Device index is just the number to specify which camera. Normally one camera will be connected (as in my case). So I simply pass 0 (or -1). You can select the second camera by passing 1 and so on. After that, you can capture frame-by-frame. But at the end, don't forget to release the capture. </text:p>
      <text:p text:style-name="P4"><text:tab/><text:tab/><text:tab/><text:tab/>import numpy as np</text:p>
      <text:p text:style-name="P4"><text:tab/><text:tab/><text:tab/><text:tab/>import cv2 as cv</text:p>
      <text:p text:style-name="P4"><text:tab/><text:tab/><text:tab/><text:tab/>cap = <text:a xlink:type="simple" xlink:href="https://docs.opencv.org/3.4/d8/dfe/classcv_1_1VideoCapture.html" text:style-name="Internet_20_link" text:visited-style-name="Visited_20_Internet_20_Link">cv</text:a><text:a xlink:type="simple" xlink:href="https://docs.opencv.org/3.4/d8/dfe/classcv_1_1VideoCapture.html" text:style-name="Internet_20_link" text:visited-style-name="Visited_20_Internet_20_Link"><text:span text:style-name="T3">2</text:span></text:a><text:a xlink:type="simple" xlink:href="https://docs.opencv.org/3.4/d8/dfe/classcv_1_1VideoCapture.html" text:style-name="Internet_20_link" text:visited-style-name="Visited_20_Internet_20_Link">.VideoCapture</text:a>(0)</text:p>
      <text:p text:style-name="P4"><text:tab/><text:tab/><text:tab/><text:tab/>while(True):</text:p>
      <text:p text:style-name="P4"><text:tab/><text:tab/><text:tab/><text:tab/><text:tab/># Capture frame-by-frame</text:p>
      <text:p text:style-name="P4"><text:tab/><text:tab/><text:tab/><text:tab/><text:tab/>ret, frame = cap.read()</text:p>
      <text:p text:style-name="P4"><text:tab/><text:tab/><text:tab/><text:tab/><text:tab/># Our operations on the frame come here</text:p>
      <text:p text:style-name="P4"><text:tab/><text:tab/><text:tab/><text:tab/><text:tab/>gray = <text:a xlink:type="simple" xlink:href="https://docs.opencv.org/3.4/d8/d01/group__imgproc__color__conversions.html#ga397ae87e1288a81d2363b61574eb8cab" text:style-name="Internet_20_link" text:visited-style-name="Visited_20_Internet_20_Link">cv</text:a><text:a xlink:type="simple" xlink:href="https://docs.opencv.org/3.4/d8/d01/group__imgproc__color__conversions.html#ga397ae87e1288a81d2363b61574eb8cab" text:style-name="Internet_20_link" text:visited-style-name="Visited_20_Internet_20_Link"><text:span text:style-name="T3">2</text:span></text:a><text:a xlink:type="simple" xlink:href="https://docs.opencv.org/3.4/d8/d01/group__imgproc__color__conversions.html#ga397ae87e1288a81d2363b61574eb8cab" text:style-name="Internet_20_link" text:visited-style-name="Visited_20_Internet_20_Link">.cvtColor</text:a>(frame, cv<text:span text:style-name="T3">2</text:span>.COLOR_BGR2GRAY)</text:p>
      <text:p text:style-name="P4"><text:tab/><text:tab/><text:tab/><text:tab/><text:tab/># Display the resulting frame</text:p>
      <text:p text:style-name="P4"><text:tab/><text:tab/><text:tab/><text:tab/><text:tab/><text:a xlink:type="simple" xlink:href="https://docs.opencv.org/3.4/df/d24/group__highgui__opengl.html#gaae7e90aa3415c68dba22a5ff2cefc25d" text:style-name="Internet_20_link" text:visited-style-name="Visited_20_Internet_20_Link">cv</text:a><text:a xlink:type="simple" xlink:href="https://docs.opencv.org/3.4/df/d24/group__highgui__opengl.html#gaae7e90aa3415c68dba22a5ff2cefc25d" text:style-name="Internet_20_link" text:visited-style-name="Visited_20_Internet_20_Link"><text:span text:style-name="T3">2</text:span></text:a><text:a xlink:type="simple" xlink:href="https://docs.opencv.org/3.4/df/d24/group__highgui__opengl.html#gaae7e90aa3415c68dba22a5ff2cefc25d" text:style-name="Internet_20_link" text:visited-style-name="Visited_20_Internet_20_Link">.imshow</text:a>('frame',gray)</text:p>
      <text:p text:style-name="P4"><text:tab/><text:tab/><text:tab/><text:tab/><text:tab/>if <text:a xlink:type="simple" xlink:href="https://docs.opencv.org/3.4/d7/dfc/group__highgui.html#ga5628525ad33f52eab17feebcfba38bd7" text:style-name="Internet_20_link" text:visited-style-name="Visited_20_Internet_20_Link">cv</text:a><text:a xlink:type="simple" xlink:href="https://docs.opencv.org/3.4/d7/dfc/group__highgui.html#ga5628525ad33f52eab17feebcfba38bd7" text:style-name="Internet_20_link" text:visited-style-name="Visited_20_Internet_20_Link"><text:span text:style-name="T3">2</text:span></text:a><text:a xlink:type="simple" xlink:href="https://docs.opencv.org/3.4/d7/dfc/group__highgui.html#ga5628525ad33f52eab17feebcfba38bd7" text:style-name="Internet_20_link" text:visited-style-name="Visited_20_Internet_20_Link">.waitKey</text:a>(1) &amp; 0xFF == ord('q'):</text:p>
      <text:p text:style-name="P4"><text:tab/><text:tab/><text:tab/><text:tab/><text:tab/><text:tab/>break</text:p>
      <text:p text:style-name="P4"><text:tab/><text:tab/><text:tab/><text:tab/># When everything done, release the capture</text:p>
      <text:p text:style-name="P4"><text:tab/><text:tab/><text:tab/><text:tab/>cap.release()</text:p>
      <text:p text:style-name="Text_20_body"><text:tab/><text:tab/><text:tab/><text:tab/><text:a xlink:type="simple" xlink:href="https://docs.opencv.org/3.4/d7/dfc/group__highgui.html#ga6b7fc1c1a8960438156912027b38f481" text:style-name="Internet_20_link" text:visited-style-name="Visited_20_Internet_20_Link">cv</text:a><text:a xlink:type="simple" xlink:href="https://docs.opencv.org/3.4/d7/dfc/group__highgui.html#ga6b7fc1c1a8960438156912027b38f481" text:style-name="Internet_20_link" text:visited-style-name="Visited_20_Internet_20_Link"><text:span text:style-name="T3">2</text:span></text:a><text:a xlink:type="simple" xlink:href="https://docs.opencv.org/3.4/d7/dfc/group__highgui.html#ga6b7fc1c1a8960438156912027b38f481" text:style-name="Internet_20_link" text:visited-style-name="Visited_20_Internet_20_Link">.destroyAllWindows</text:a>()</text:p>
      <text:p text:style-name="Text_20_body"><text:a xlink:type="simple" xlink:href="https://docs.opencv.org/3.4/d2/d75/namespacecv.html#a9afba2f5b9bf298c62da8cf66184e41f" text:style-name="Internet_20_link" text:visited-style-name="Visited_20_Internet_20_Link"><text:span text:style-name="Source_20_Text">cap.read()</text:span></text:a> returns a bool (<text:span text:style-name="Source_20_Text">True</text:span>/<text:span text:style-name="Source_20_Text">False</text:span>). If frame is read correctly, it will be <text:span text:style-name="Source_20_Text">True</text:span>. So you can check end of the video by checking this return value.</text:p>
      <text:p text:style-name="Text_20_body">Sometimes, cap may not have initialized the capture. In that case, this code shows error. You can check whether it is initialized or not by the method <text:span text:style-name="T1">cap.isOpened()</text:span>. If it is <text:span text:style-name="Source_20_Text">True</text:span>, OK. Otherwise open it using <text:a xlink:type="simple" xlink:href="https://docs.opencv.org/3.4/d6/dee/group__hdf5.html#ga243d7e303690af3c5c3686ca5785205e" text:style-name="Internet_20_link" text:visited-style-name="Visited_20_Internet_20_Link"><text:span text:style-name="T1">cap.open()</text:span></text:a>.</text:p>
      <text:p text:style-name="Text_20_body">You can also access some of the features of this video using <text:span text:style-name="T1">cap.get(propId)</text:span> method where propId is a number from 0 to 18. Each number denotes a property of the video (if it is applicable to that <text:soft-page-break/>video) and full details can be seen here: <text:a xlink:type="simple" xlink:href="https://docs.opencv.org/3.4/d8/dfe/classcv_1_1VideoCapture.html#aa6480e6972ef4c00d74814ec841a2939" text:style-name="Internet_20_link" text:visited-style-name="Visited_20_Internet_20_Link">cv::VideoCapture::get()</text:a>. Some of these values can be modified using <text:span text:style-name="T1">cap.set(propId, value)</text:span>. Value is the new value you want.</text:p>
      <text:p text:style-name="Text_20_body">For example, I can check the frame width and height by <text:span text:style-name="Source_20_Text">cap.get(</text:span><text:a xlink:type="simple" xlink:href="https://docs.opencv.org/3.4/d4/d15/group__videoio__flags__base.html#ggaeb8dd9c89c10a5c63c139bf7c4f5704dab26d2ba37086662261148e9fe93eecad" text:style-name="Internet_20_link" text:visited-style-name="Visited_20_Internet_20_Link"><text:span text:style-name="Source_20_Text">cv.CAP_PROP_FRAME_WIDTH</text:span></text:a><text:span text:style-name="Source_20_Text">)</text:span> and <text:span text:style-name="Source_20_Text">cap.get(</text:span><text:a xlink:type="simple" xlink:href="https://docs.opencv.org/3.4/d4/d15/group__videoio__flags__base.html#ggaeb8dd9c89c10a5c63c139bf7c4f5704dad8b57083fd9bd58e0f94e68a54b42b7e" text:style-name="Internet_20_link" text:visited-style-name="Visited_20_Internet_20_Link"><text:span text:style-name="Source_20_Text">cv.CAP_PROP_FRAME_HEIGHT</text:span></text:a><text:span text:style-name="Source_20_Text">)</text:span>. It gives me 640x480 by default. But I want to modify it to 320x240. Just use <text:span text:style-name="Source_20_Text">ret = cap.set(</text:span><text:a xlink:type="simple" xlink:href="https://docs.opencv.org/3.4/d4/d15/group__videoio__flags__base.html#ggaeb8dd9c89c10a5c63c139bf7c4f5704dab26d2ba37086662261148e9fe93eecad" text:style-name="Internet_20_link" text:visited-style-name="Visited_20_Internet_20_Link"><text:span text:style-name="Source_20_Text">cv.CAP_PROP_FRAME_WIDTH</text:span></text:a><text:span text:style-name="Source_20_Text">,320)</text:span> and <text:span text:style-name="Source_20_Text">ret = cap.set(</text:span><text:a xlink:type="simple" xlink:href="https://docs.opencv.org/3.4/d4/d15/group__videoio__flags__base.html#ggaeb8dd9c89c10a5c63c139bf7c4f5704dad8b57083fd9bd58e0f94e68a54b42b7e" text:style-name="Internet_20_link" text:visited-style-name="Visited_20_Internet_20_Link"><text:span text:style-name="Source_20_Text">cv.CAP_PROP_FRAME_HEIGHT</text:span></text:a><text:span text:style-name="Source_20_Text">,240)</text:span>.</text:p>
      <text:p text:style-name="List_20_Heading">Note</text:p>
      <text:p text:style-name="P7">If you are getting error, make sure camera is working fine using any other camera application (like Cheese in Linux).</text:p>
      <text:h text:style-name="Heading_20_2" text:outline-level="2">Playing Video from file </text:h>
      <text:p text:style-name="Text_20_body">It is same as capturing from Camera, just change camera index with video file name. Also while displaying the frame, use appropriate time for <text:a xlink:type="simple" xlink:href="https://docs.opencv.org/3.4/d7/dfc/group__highgui.html#ga5628525ad33f52eab17feebcfba38bd7" text:style-name="Internet_20_link" text:visited-style-name="Visited_20_Internet_20_Link"><text:span text:style-name="Source_20_Text">cv.waitKey()</text:span></text:a>. If it is too less, video will be very fast and if it is too high, video will be slow (Well, that is how you can display videos in slow motion). 25 milliseconds will be OK in normal cases. </text:p>
      <text:p text:style-name="P4">import numpy as np</text:p>
      <text:p text:style-name="P4">import cv2 as cv</text:p>
      <text:p text:style-name="P4">cap = <text:a xlink:type="simple" xlink:href="https://docs.opencv.org/3.4/d8/dfe/classcv_1_1VideoCapture.html" text:style-name="Internet_20_link" text:visited-style-name="Visited_20_Internet_20_Link">cv.VideoCapture</text:a>('vtest.avi')</text:p>
      <text:p text:style-name="P4">while(cap.isOpened()):</text:p>
      <text:p text:style-name="P4">ret, frame = cap.read()</text:p>
      <text:p text:style-name="P4">gray = <text:a xlink:type="simple" xlink:href="https://docs.opencv.org/3.4/d8/d01/group__imgproc__color__conversions.html#ga397ae87e1288a81d2363b61574eb8cab" text:style-name="Internet_20_link" text:visited-style-name="Visited_20_Internet_20_Link">cv.cvtColor</text:a>(frame, cv.COLOR_BGR2GRAY)</text:p>
      <text:p text:style-name="P4"><text:a xlink:type="simple" xlink:href="https://docs.opencv.org/3.4/df/d24/group__highgui__opengl.html#gaae7e90aa3415c68dba22a5ff2cefc25d" text:style-name="Internet_20_link" text:visited-style-name="Visited_20_Internet_20_Link">cv.imshow</text:a>('frame',gray)</text:p>
      <text:p text:style-name="P4">if <text:a xlink:type="simple" xlink:href="https://docs.opencv.org/3.4/d7/dfc/group__highgui.html#ga5628525ad33f52eab17feebcfba38bd7" text:style-name="Internet_20_link" text:visited-style-name="Visited_20_Internet_20_Link">cv.waitKey</text:a>(1) &amp; 0xFF == ord('q'):</text:p>
      <text:p text:style-name="P4">break</text:p>
      <text:p text:style-name="P4">cap.release()</text:p>
      <text:p text:style-name="Text_20_body"><text:a xlink:type="simple" xlink:href="https://docs.opencv.org/3.4/d7/dfc/group__highgui.html#ga6b7fc1c1a8960438156912027b38f481" text:style-name="Internet_20_link" text:visited-style-name="Visited_20_Internet_20_Link">cv.destroyAllWindows</text:a>()</text:p>
      <text:p text:style-name="List_20_Heading">Note</text:p>
      <text:p text:style-name="P7">Make sure proper versions of ffmpeg or gstreamer is installed. Sometimes, it is a headache to work with Video Capture mostly due to wrong installation of ffmpeg/gstreamer.</text:p>
      <text:h text:style-name="Heading_20_2" text:outline-level="2">Saving a Video </text:h>
      <text:p text:style-name="Text_20_body">So we capture a video, process it frame-by-frame and we want to save that video. For images, it is very simple, just use <text:a xlink:type="simple" xlink:href="https://docs.opencv.org/3.4/d4/da8/group__imgcodecs.html#gabbc7ef1aa2edfaa87772f1202d67e0ce" text:style-name="Internet_20_link" text:visited-style-name="Visited_20_Internet_20_Link"><text:span text:style-name="Source_20_Text">cv.imwrite()</text:span></text:a>. Here a little more work is required.</text:p>
      <text:p text:style-name="Text_20_body">This time we create a <text:span text:style-name="T1">VideoWriter</text:span> object. We should specify the output file name (eg: output.avi). Then we should specify the <text:span text:style-name="T1">FourCC</text:span> code (details in next paragraph). Then number of frames per second (fps) and frame size should be passed. And last one is <text:span text:style-name="T1">isColor</text:span> flag. If it is <text:span text:style-name="Source_20_Text">True</text:span>, encoder expect color frame, otherwise it works with grayscale frame.</text:p>
      <text:p text:style-name="Text_20_body"><text:soft-page-break/><text:a xlink:type="simple" xlink:href="http://en.wikipedia.org/wiki/FourCC" text:style-name="Internet_20_link" text:visited-style-name="Visited_20_Internet_20_Link">FourCC</text:a> is a 4-byte code used to specify the video codec. The list of available codes can be found in <text:a xlink:type="simple" xlink:href="http://www.fourcc.org/codecs.php" text:style-name="Internet_20_link" text:visited-style-name="Visited_20_Internet_20_Link">fourcc.org</text:a>. It is platform dependent. Following codecs works fine for me.</text:p>
      <text:list xml:id="list5002066803252914172" text:style-name="L2">
        <text:list-item>
          <text:p text:style-name="P6">In Fedora: DIVX, XVID, MJPG, X264, WMV1, WMV2. (XVID is more preferable. MJPG results in high size video. X264 gives very small size video) </text:p>
        </text:list-item>
        <text:list-item>
          <text:p text:style-name="P6">In Windows: DIVX (More to be tested and added) </text:p>
        </text:list-item>
        <text:list-item>
          <text:p text:style-name="P3">In OSX: MJPG (.mp4), DIVX (.avi), X264 (.mkv). </text:p>
        </text:list-item>
      </text:list>
      <text:p text:style-name="Text_20_body">FourCC code is passed as `cv.VideoWriter_fourcc('M','J','P','G')<text:span text:style-name="Source_20_Text">or </text:span>cv.VideoWriter_fourcc(*'MJPG')` for MJPG.</text:p>
      <text:p text:style-name="Text_20_body">Below code capture from a Camera, flip every frame in vertical direction and saves it. </text:p>
      <text:p text:style-name="P4">import numpy as np</text:p>
      <text:p text:style-name="P4">import cv2 as cv</text:p>
      <text:p text:style-name="P4">cap = <text:a xlink:type="simple" xlink:href="https://docs.opencv.org/3.4/d8/dfe/classcv_1_1VideoCapture.html" text:style-name="Internet_20_link" text:visited-style-name="Visited_20_Internet_20_Link">cv.VideoCapture</text:a>(0)</text:p>
      <text:p text:style-name="P4"># Define the codec and create VideoWriter object</text:p>
      <text:p text:style-name="P4">fourcc = cv.VideoWriter_fourcc(*'XVID')</text:p>
      <text:p text:style-name="P4">out = <text:a xlink:type="simple" xlink:href="https://docs.opencv.org/3.4/dd/d9e/classcv_1_1VideoWriter.html" text:style-name="Internet_20_link" text:visited-style-name="Visited_20_Internet_20_Link">cv.VideoWriter</text:a>('output.avi',fourcc, 20.0, (640,480))</text:p>
      <text:p text:style-name="P4">while(cap.isOpened()):</text:p>
      <text:p text:style-name="P4">ret, frame = cap.read()</text:p>
      <text:p text:style-name="P4">if ret==True:</text:p>
      <text:p text:style-name="P4">frame = <text:a xlink:type="simple" xlink:href="https://docs.opencv.org/3.4/d2/de8/group__core__array.html#gaca7be533e3dac7feb70fc60635adf441" text:style-name="Internet_20_link" text:visited-style-name="Visited_20_Internet_20_Link">cv.flip</text:a>(frame,0)</text:p>
      <text:p text:style-name="P4"># write the flipped frame</text:p>
      <text:p text:style-name="P4">out.write(frame)</text:p>
      <text:p text:style-name="P4"><text:a xlink:type="simple" xlink:href="https://docs.opencv.org/3.4/df/d24/group__highgui__opengl.html#gaae7e90aa3415c68dba22a5ff2cefc25d" text:style-name="Internet_20_link" text:visited-style-name="Visited_20_Internet_20_Link">cv.imshow</text:a>('frame',frame)</text:p>
      <text:p text:style-name="P4">if <text:a xlink:type="simple" xlink:href="https://docs.opencv.org/3.4/d7/dfc/group__highgui.html#ga5628525ad33f52eab17feebcfba38bd7" text:style-name="Internet_20_link" text:visited-style-name="Visited_20_Internet_20_Link">cv.waitKey</text:a>(1) &amp; 0xFF == ord('q'):</text:p>
      <text:p text:style-name="P4">break</text:p>
      <text:p text:style-name="P4">else:</text:p>
      <text:p text:style-name="P4">break</text:p>
      <text:p text:style-name="P4"># Release everything if job is finished</text:p>
      <text:p text:style-name="P4">cap.release()</text:p>
      <text:p text:style-name="P4">out.release()</text:p>
      <text:p text:style-name="P4"><text:a xlink:type="simple" xlink:href="https://docs.opencv.org/3.4/d7/dfc/group__highgui.html#ga6b7fc1c1a8960438156912027b38f481" text:style-name="Internet_20_link" text:visited-style-name="Visited_20_Internet_20_Link">cv.destroyAllWindow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05:24.138125504</meta:creation-date>
    <dc:date>2018-11-26T01:00:56.345106963</dc:date>
    <meta:editing-duration>PT45M12S</meta:editing-duration>
    <meta:editing-cycles>1</meta:editing-cycles>
    <meta:document-statistic meta:table-count="0" meta:image-count="0" meta:object-count="0" meta:page-count="3" meta:paragraph-count="74" meta:word-count="787" meta:character-count="4950" meta:non-whitespace-character-count="4160"/>
    <meta:generator>LibreOffice/5.1.6.2$Linux_X86_64 LibreOffice_project/10m0$Build-2</meta:generator>
  </office:meta>
</office:document-meta>
</file>